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6793" officeooo:paragraph-rsid="00126793"/>
    </style:style>
    <style:style style:name="P2" style:family="paragraph" style:parent-style-name="Standard">
      <style:text-properties officeooo:rsid="0013cc24" officeooo:paragraph-rsid="0013c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k</text:p>
      <text:p text:style-name="P1"/>
      <text:p text:style-name="P1">grid of buttons for each category</text:p>
      <text:p text:style-name="P1">checkbox on the right for parlay</text:p>
      <text:p text:style-name="P1"/>
      <text:p text:style-name="P1"/>
      <text:p text:style-name="P1">get all the basic info down, then terminate the current window and bring up a new window that has the game info? Or just put everything in the same window?</text:p>
      <text:p text:style-name="P1"/>
      <text:p text:style-name="P2">Have a ton of tiny boxes with bet amounts/to wins so I can click them if it’s an easy number, or otherwise have a text entry box I can put the number into. Need to set it up so that if anything is in the text entry box (!= ‘’) then whatever button is pressed is overwritten, if anything pressed at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1:18:53.701925751</meta:creation-date>
    <dc:date>2020-01-31T16:19:00.687957716</dc:date>
    <meta:editing-duration>PT4H19M46S</meta:editing-duration>
    <meta:editing-cycles>1</meta:editing-cycles>
    <meta:document-statistic meta:table-count="0" meta:image-count="0" meta:object-count="0" meta:page-count="1" meta:paragraph-count="5" meta:word-count="105" meta:character-count="524" meta:non-whitespace-character-count="424"/>
    <meta:generator>LibreOffice/6.0.7.3$Linux_X86_64 LibreOffice_project/00m0$Build-3</meta:generator>
  </office:meta>
</office:document-meta>
</file>